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c01a" officeooo:paragraph-rsid="0012c01a"/>
    </style:style>
    <style:style style:name="T1" style:family="text">
      <style:text-properties officeooo:rsid="001382f3"/>
    </style:style>
    <style:style style:name="T2" style:family="text">
      <style:text-properties officeooo:rsid="00164f7a"/>
    </style:style>
    <style:style style:name="T3" style:family="text">
      <style:text-properties officeooo:rsid="0016a163"/>
    </style:style>
    <style:style style:name="T4" style:family="text">
      <style:text-properties officeooo:rsid="0018b7e8"/>
    </style:style>
    <style:style style:name="T5" style:family="text">
      <style:text-properties officeooo:rsid="00191f8d"/>
    </style:style>
    <style:style style:name="T6" style:family="text">
      <style:text-properties officeooo:rsid="001ac2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*** RÈGLES DE GESTION MÉTIERS <text:span text:style-name="T2">(OU EXIGENCES) </text:span>***</text:p>
      <text:p text:style-name="P1"/>
      <text:p text:style-name="P1"/>
      <text:p text:style-name="P1"><text:tab/>→ L'application doit pouvoir gérer plusieurs cabinets identiques <text:span text:style-name="T1">sur la structure</text:span>. Pour chaque cabinet on doit connaitre le nom, l'adresse, le telephone, le fax et l'email.</text:p>
      <text:p text:style-name="P1"/>
      <text:p text:style-name="P1"><text:s/><text:tab/>→ <text:s/>Dans chaque cabinet, on doit connaitre le nom, le prenom, <text:span text:style-name="T4">le sexe, </text:span><text:s/>la fonction (médecin, assistant ou sécrétaire), <text:s/>le numéro de licence , <text:span text:style-name="T5">l’email, </text:span>le téléphone portable du personnel <text:span text:style-name="T6">ainsi que son adresse</text:span>.</text:p>
      <text:p text:style-name="P1"><text:tab/></text:p>
      <text:p text:style-name="P1"><text:tab/>→ <text:s/><text:span text:style-name="T1">Dans un cabinet, u</text:span>n personnel peut etre affecté à au plus 1 salle dont on connait l'id, le nom, <text:span text:style-name="T1">et </text:span>l'état de la salle (ouvert ou fermé)</text:p>
      <text:p text:style-name="P1"/>
      <text:p text:style-name="P1"><text:tab/>→ <text:s/>Chaque patient est identifie par le nom, le prenom, le sexe, la date_naissance, le statut_familiale, le groupe sanguin, la profession, l'adresse, le telephone<text:span text:style-name="T3">1, le telephone2</text:span>, la description et l'email. </text:p>
      <text:p text:style-name="P1"/>
      <text:p text:style-name="P1"><text:tab/>→ <text:s/>Un patient peut prendre au moins un rendez-vous dont on connait le type, la date l'heure et le commentaire</text:p>
      <text:p text:style-name="P1"/>
      <text:p text:style-name="P1"><text:tab/>→ <text:s/>Un rendez-vous est soit un examen dont on connait l'id, le nom, la description, soit une consultation qui s'identifie de la meme façon qu'un rendez-vous.</text:p>
      <text:p text:style-name="P1"/>
      <text:p text:style-name="P1"><text:tab/>→ <text:s/>Chaque rendez-vous donne lieu à une facture qui peut etre identifie par l'id, la date et le montant</text:p>
      <text:p text:style-name="P1"/>
      <text:p text:style-name="P1"><text:tab/>→ <text:s/>Un rendez-vous peut donner ou non lieu à une ordonnance dont on doit connaitre l'id, la date, la duree de traitement et la descri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5:10:47.470421693</meta:creation-date>
    <dc:date>2017-04-19T16:50:14.046041174</dc:date>
    <meta:editing-duration>PT1H39M37S</meta:editing-duration>
    <meta:editing-cycles>10</meta:editing-cycles>
    <meta:generator>LibreOffice/5.2.6.2$Linux_X86_64 LibreOffice_project/20m0$Build-2</meta:generator>
    <meta:document-statistic meta:table-count="0" meta:image-count="0" meta:object-count="0" meta:page-count="1" meta:paragraph-count="10" meta:word-count="216" meta:character-count="1290" meta:non-whitespace-character-count="1060"/>
  </office:meta>
</office:document-meta>
</file>